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8ac" officeooo:paragraph-rsid="0012a8ac"/>
    </style:style>
    <style:style style:name="P2" style:family="paragraph" style:parent-style-name="Standard">
      <style:text-properties officeooo:rsid="001480bb" officeooo:paragraph-rsid="001480bb"/>
    </style:style>
    <style:style style:name="P3" style:family="paragraph" style:parent-style-name="Standard">
      <style:text-properties officeooo:rsid="0014f101" officeooo:paragraph-rsid="0014f101"/>
    </style:style>
    <style:style style:name="P4" style:family="paragraph" style:parent-style-name="Standard">
      <style:text-properties officeooo:rsid="0014f101" officeooo:paragraph-rsid="0015ee22"/>
    </style:style>
    <style:style style:name="P5" style:family="paragraph" style:parent-style-name="Standard">
      <style:text-properties officeooo:rsid="0015ee22" officeooo:paragraph-rsid="0015ee22"/>
    </style:style>
    <style:style style:name="T1" style:family="text">
      <style:text-properties officeooo:rsid="0015ee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/N Sum( ||W2W1xi-yi||(L2) + lambda1 |||W1|| (frob) + lambda2 ||W2|| (frob)</text:p>
      <text:p text:style-name="P1"/>
      <text:p text:style-name="P1">BP = </text:p>
      <text:p text:style-name="P1">1/N Sum((2(W2xi) + W2W1xi-y) + 2Lambda1)</text:p>
      <text:p text:style-name="P1">1/N Sum((2(W1xi) + W2W1xi-y) + 2Lambda2)</text:p>
      <text:p text:style-name="P1"/>
      <text:p text:style-name="P1">SGD same as BP but with 1/B – B being the batch size</text:p>
      <text:p text:style-name="P5">SGD w(k+1) = w(k) – stepsize*gradient</text:p>
      <text:p text:style-name="P5"/>
      <text:p text:style-name="P1"/>
      <text:p text:style-name="P1"/>
      <text:p text:style-name="P2">Adam:</text:p>
      <text:p text:style-name="P2">approx bias FoM= ui(k+1) = Beta1Ui(k) + (1 – Beta1) gi(k) – Where gi(k) = Stochastic Gradient</text:p>
      <text:p text:style-name="P2">approx bias SoM = vi(k+1) = Beta2Vi(k) + (1 – Beta2)gi(k) circle gi(k)</text:p>
      <text:p text:style-name="P2"/>
      <text:p text:style-name="P2">compute bias of FoM = (hat)ui(k+1) = ui(k+1)/(1-Beta1(k))</text:p>
      <text:p text:style-name="P2">compute bias of SoM = (hat)vi(k+1) = vi(k+1)/(1-Beta2(k))</text:p>
      <text:p text:style-name="P2"/>
      <text:p text:style-name="P2">update weights w(k+1) = w(k) – (((hat)vi(k)**1/2 + delta1)**-1 circle (hat)ui(k)</text:p>
      <text:p text:style-name="P3">First order Momentum – Second order Momentum</text:p>
      <text:p text:style-name="P3"/>
      <text:p text:style-name="P4"><text:span text:style-name="T1">w(k+1) = w(k)</text:span> - the sqrt((comp SoM) + delta1)**-1 times comp F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0:21:39.692857485</meta:creation-date>
    <meta:editing-duration>PT13H5M9S</meta:editing-duration>
    <meta:editing-cycles>2</meta:editing-cycles>
    <meta:generator>LibreOffice/5.1.6.2$Linux_X86_64 LibreOffice_project/10m0$Build-2</meta:generator>
    <dc:date>2019-07-08T11:08:27.639917114</dc:date>
    <meta:document-statistic meta:table-count="0" meta:image-count="0" meta:object-count="0" meta:page-count="1" meta:paragraph-count="14" meta:word-count="114" meta:character-count="719" meta:non-whitespace-character-count="611"/>
  </office:meta>
</office:document-meta>
</file>